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4pt" style:font-name-asian="Times-Roman" style:font-size-asian="14pt" style:font-name-complex="Times-Roman" style:font-size-complex="14pt"/>
    </style:style>
    <style:style style:name="P2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4pt" style:font-name-asian="Times-Roman" style:font-size-asian="14pt" style:font-name-complex="Times-Roman" style:font-size-complex="14pt"/>
    </style:style>
    <style:style style:name="P3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4pt" style:font-name-asian="Times-Roman" style:font-size-asian="14pt" style:font-name-complex="Times-Roman" style:font-size-complex="14pt"/>
    </style:style>
  </office:automatic-styles>
  <office:body>
    <office:text>
      <text:tracked-changes>
        <text:changed-region text:id="ct849413584">
          <text:deletion>
            <office:change-info>
              <dc:creator>Wednesday Wednesday</dc:creator>
              <dc:date>2010-09-28T10:27:00</dc:date>
            </office:change-info>
            <text:p text:style-name="P1">graph</text:p>
          </text:deletion>
        </text:changed-region>
        <text:changed-region text:id="ct828828512">
          <text:deletion>
            <office:change-info>
              <dc:creator>Wednesday Wednesday</dc:creator>
              <dc:date>2010-09-28T10:27:00</dc:date>
            </office:change-info>
            <text:p text:style-name="P1">evolv</text:p>
          </text:deletion>
        </text:changed-region>
        <text:changed-region text:id="ct604821280">
          <text:deletion>
            <office:change-info>
              <dc:creator>Tuesday Tuesday</dc:creator>
              <dc:date>2010-09-28T10:26:00</dc:date>
            </office:change-info>
            <text:p text:style-name="P1">will </text:p>
          </text:deletion>
        </text:changed-region>
        <text:changed-region text:id="ct829158832">
          <text:insertion>
            <office:change-info>
              <dc:creator>Wednesday Wednesday</dc:creator>
              <dc:date>2010-09-28T10:27:00</dc:date>
            </office:change-info>
          </text:insertion>
        </text:changed-region>
        <text:changed-region text:id="ct604871904">
          <text:insertion>
            <office:change-info>
              <dc:creator>Tuesday Tuesday</dc:creator>
              <dc:date>2010-09-28T10:26:00</dc:date>
            </office:change-info>
          </text:insertion>
        </text:changed-region>
        <text:changed-region text:id="ct829129040">
          <text:deletion>
            <office:change-info>
              <dc:creator>Tuesday Tuesday</dc:creator>
              <dc:date>2010-09-28T10:26:00</dc:date>
            </office:change-info>
            <text:p text:style-name="P1"><text:s/>during this week</text:p>
          </text:deletion>
        </text:changed-region>
        <text:changed-region text:id="ct606822672">
          <text:deletion>
            <office:change-info>
              <dc:creator>Saturday Saturday</dc:creator>
              <dc:date>2010-09-28T10:32:00</dc:date>
            </office:change-info>
            <text:p text:style-name="P1">: </text:p>
          </text:deletion>
          <text:insertion>
            <office:change-info office:chg-author="Thursday Thursday" office:chg-date-time="2010-09-28T10:29:00"/>
          </text:insertion>
        </text:changed-region>
        <text:changed-region text:id="ct916728064">
          <text:insertion>
            <office:change-info>
              <dc:creator>Saturday Saturday</dc:creator>
              <dc:date>2010-09-28T10:32:00</dc:date>
            </office:change-info>
          </text:insertion>
        </text:changed-region>
        <text:changed-region text:id="ct591361792">
          <text:deletion>
            <office:change-info>
              <dc:creator>Saturday Saturday</dc:creator>
              <dc:date>2010-09-28T10:32:00</dc:date>
            </office:change-info>
            <text:p text:style-name="P1">s</text:p>
          </text:deletion>
          <text:insertion>
            <office:change-info office:chg-author="Thursday Thursday" office:chg-date-time="2010-09-28T10:29:00"/>
          </text:insertion>
        </text:changed-region>
        <text:changed-region text:id="ct849851520">
          <text:insertion>
            <office:change-info>
              <dc:creator>Thursday Thursday</dc:creator>
              <dc:date>2010-09-28T10:29:00</dc:date>
            </office:change-info>
          </text:insertion>
        </text:changed-region>
        <text:changed-region text:id="ct828810576">
          <text:insertion>
            <office:change-info>
              <dc:creator>Friday Friday</dc:creator>
              <dc:date>2010-09-28T10:30:00</dc:date>
            </office:change-info>
          </text:insertion>
        </text:changed-region>
        <text:changed-region text:id="ct599114992">
          <text:insertion>
            <office:change-info>
              <dc:creator>Thursday Thursday</dc:creator>
              <dc:date>2010-09-28T10:2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para<text:change text:change-id="ct849413584"/> <text:change text:change-id="ct828828512"/><text:change text:change-id="ct604821280"/><text:change-start text:change-id="ct829158832"/>chang<text:change-end text:change-id="ct829158832"/>e<text:change-start text:change-id="ct604871904"/>s<text:change-end text:change-id="ct604871904"/><text:change text:change-id="ct829129040"/><text:change text:change-id="ct606822672"/><text:change-start text:change-id="ct916728064"/>.</text:p>
      <text:p text:style-name="P1">S<text:change-end text:change-id="ct916728064"/><text:change text:change-id="ct591361792"/><text:change-start text:change-id="ct849851520"/>ome content <text:change-end text:change-id="ct849851520"/><text:change-start text:change-id="ct828810576"/>i<text:change-end text:change-id="ct828810576"/><text:change-start text:change-id="ct599114992"/>s added, some removed<text:change-end text:change-id="ct599114992"/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Di Iorio</meta:initial-creator>
    <meta:creation-date>2010-09-28T10:22:19</meta:creation-date>
    <dc:date>2010-09-28T10:32:34</dc:date>
    <dc:creator>Saturday Saturday</dc:creator>
    <meta:editing-duration>PT00H06M20S</meta:editing-duration>
    <meta:editing-cycles>8</meta:editing-cycles>
    <meta:generator>OpenOffice.org/3.2$Unix OpenOffice.org_project/320m12$Build-9483</meta:generator>
    <meta:document-statistic meta:table-count="0" meta:image-count="0" meta:object-count="0" meta:page-count="1" meta:paragraph-count="8" meta:word-count="17" meta:character-count="89"/>
  </office:meta>
</office:document-meta>
</file>